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8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0"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1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1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1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103"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04"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105" style:family="paragraph" style:parent-style-name="Normal_20__28_Web_29_" style:master-page-name="Standard">
      <style:paragraph-properties style:page-number="auto"/>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f2f9caa" style:font-style-asian="italic" style:font-style-complex="italic"/>
    </style:style>
    <style:style style:name="T4" style:family="text">
      <style:text-properties fo:font-style="italic" officeooo:rsid="1f348019" style:font-style-asian="italic" style:font-style-complex="italic"/>
    </style:style>
    <style:style style:name="T5" style:family="text">
      <style:text-properties fo:font-style="italic" officeooo:rsid="1f448b6c" style:font-style-asian="italic" style:font-style-complex="italic"/>
    </style:style>
    <style:style style:name="T6" style:family="text">
      <style:text-properties fo:font-style="italic" officeooo:rsid="1f5e9694" style:font-style-asian="italic" style:font-style-complex="italic"/>
    </style:style>
    <style:style style:name="T7" style:family="text">
      <style:text-properties fo:font-style="italic" officeooo:rsid="1f6a940f" style:font-style-asian="italic" style:font-style-complex="italic"/>
    </style:style>
    <style:style style:name="T8" style:family="text">
      <style:text-properties fo:font-style="italic" officeooo:rsid="1f7531d0" style:font-style-asian="italic" style:font-style-complex="italic"/>
    </style:style>
    <style:style style:name="T9" style:family="text">
      <style:text-properties fo:font-style="italic" officeooo:rsid="1f790108" style:font-style-asian="italic" style:font-style-complex="italic"/>
    </style:style>
    <style:style style:name="T10" style:family="text">
      <style:text-properties fo:font-style="italic" officeooo:rsid="1f7f172a" style:font-style-asian="italic" style:font-style-complex="italic"/>
    </style:style>
    <style:style style:name="T11" style:family="text">
      <style:text-properties fo:font-style="italic" officeooo:rsid="1f9c3649" style:font-style-asian="italic" style:font-style-complex="italic"/>
    </style:style>
    <style:style style:name="T12" style:family="text">
      <style:text-properties fo:font-style="italic" officeooo:rsid="1fa44f50" style:font-style-asian="italic" style:font-style-complex="italic"/>
    </style:style>
    <style:style style:name="T13" style:family="text">
      <style:text-properties fo:font-style="italic" officeooo:rsid="1fb731f5" style:font-style-asian="italic" style:font-style-complex="italic"/>
    </style:style>
    <style:style style:name="T14" style:family="text">
      <style:text-properties fo:font-style="italic" officeooo:rsid="1febb3a1" style:font-style-asian="italic" style:font-style-complex="italic"/>
    </style:style>
    <style:style style:name="T15" style:family="text">
      <style:text-properties fo:font-style="italic" officeooo:rsid="1ff409a1" style:font-style-asian="italic" style:font-style-complex="italic"/>
    </style:style>
    <style:style style:name="T16" style:family="text">
      <style:text-properties fo:font-style="italic" officeooo:rsid="1ff8d4df" style:font-style-asian="italic" style:font-style-complex="italic"/>
    </style:style>
    <style:style style:name="T17" style:family="text">
      <style:text-properties fo:font-style="italic" officeooo:rsid="1ffd2a34" style:font-style-asian="italic" style:font-style-complex="italic"/>
    </style:style>
    <style:style style:name="T18" style:family="text">
      <style:text-properties fo:font-style="italic" officeooo:rsid="201fa01c" style:font-style-asian="italic" style:font-style-complex="italic"/>
    </style:style>
    <style:style style:name="T19" style:family="text">
      <style:text-properties fo:font-style="italic" officeooo:rsid="20391b42" style:font-style-asian="italic" style:font-style-complex="italic"/>
    </style:style>
    <style:style style:name="T20" style:family="text">
      <style:text-properties fo:font-style="italic" officeooo:rsid="20585497" style:font-style-asian="italic" style:font-style-complex="italic"/>
    </style:style>
    <style:style style:name="T21" style:family="text">
      <style:text-properties fo:font-style="italic" officeooo:rsid="20628892" style:font-style-asian="italic" style:font-style-complex="italic"/>
    </style:style>
    <style:style style:name="T22" style:family="text">
      <style:text-properties fo:font-style="italic" officeooo:rsid="20cf02b0" style:font-style-asian="italic" style:font-style-complex="italic"/>
    </style:style>
    <style:style style:name="T23" style:family="text">
      <style:text-properties fo:font-style="italic" officeooo:rsid="20e6fc81" style:font-style-asian="italic" style:font-style-complex="italic"/>
    </style:style>
    <style:style style:name="T24" style:family="text">
      <style:text-properties fo:font-style="italic" officeooo:rsid="20eba642" style:font-style-asian="italic" style:font-style-complex="italic"/>
    </style:style>
    <style:style style:name="T25" style:family="text">
      <style:text-properties fo:font-style="italic" officeooo:rsid="20fe2d7f" style:font-style-asian="italic" style:font-style-complex="italic"/>
    </style:style>
    <style:style style:name="T26" style:family="text">
      <style:text-properties fo:font-style="italic" officeooo:rsid="21099b3b" style:font-style-asian="italic" style:font-style-complex="italic"/>
    </style:style>
    <style:style style:name="T27" style:family="text">
      <style:text-properties fo:font-style="italic" officeooo:rsid="212bc6d2" style:font-style-asian="italic" style:font-style-complex="italic"/>
    </style:style>
    <style:style style:name="T28" style:family="text">
      <style:text-properties fo:font-style="italic" officeooo:rsid="212fe0fc" style:font-style-asian="italic" style:font-style-complex="italic"/>
    </style:style>
    <style:style style:name="T29" style:family="text">
      <style:text-properties fo:font-style="italic" officeooo:rsid="2144b29c" style:font-style-asian="italic" style:font-style-complex="italic"/>
    </style:style>
    <style:style style:name="T30" style:family="text">
      <style:text-properties fo:font-style="italic" officeooo:rsid="2153d519" style:font-style-asian="italic" style:font-style-complex="italic"/>
    </style:style>
    <style:style style:name="T31" style:family="text">
      <style:text-properties fo:font-style="italic" officeooo:rsid="2175a86a" style:font-style-asian="italic" style:font-style-complex="italic"/>
    </style:style>
    <style:style style:name="T32" style:family="text">
      <style:text-properties fo:font-style="italic" officeooo:rsid="21a555c1" style:font-style-asian="italic" style:font-style-complex="italic"/>
    </style:style>
    <style:style style:name="T33" style:family="text">
      <style:text-properties fo:font-style="italic" officeooo:rsid="21c00a41" style:font-style-asian="italic" style:font-style-complex="italic"/>
    </style:style>
    <style:style style:name="T34" style:family="text">
      <style:text-properties fo:font-style="italic" officeooo:rsid="21ef8b86" style:font-style-asian="italic" style:font-style-complex="italic"/>
    </style:style>
    <style:style style:name="T35" style:family="text">
      <style:text-properties fo:font-style="italic" officeooo:rsid="2248a4a6" style:font-style-asian="italic" style:font-style-complex="italic"/>
    </style:style>
    <style:style style:name="T36" style:family="text">
      <style:text-properties fo:font-style="italic" officeooo:rsid="224c666e" style:font-style-asian="italic" style:font-style-complex="italic"/>
    </style:style>
    <style:style style:name="T37" style:family="text">
      <style:text-properties fo:font-style="italic" officeooo:rsid="225d6a13" style:font-style-asian="italic" style:font-style-complex="italic"/>
    </style:style>
    <style:style style:name="T38" style:family="text">
      <style:text-properties fo:font-style="italic" officeooo:rsid="22b4456e" style:font-style-asian="italic" style:font-style-complex="italic"/>
    </style:style>
    <style:style style:name="T39" style:family="text">
      <style:text-properties fo:font-style="italic" fo:font-weight="normal" officeooo:rsid="230be74c" style:font-style-asian="italic" style:font-weight-asian="normal" style:font-style-complex="italic" style:font-weight-complex="normal"/>
    </style:style>
    <style:style style:name="T40" style:family="text">
      <style:text-properties fo:font-variant="normal" fo:text-transform="none"/>
    </style:style>
    <style:style style:name="T41" style:family="text">
      <style:text-properties fo:font-variant="normal" fo:text-transform="none" officeooo:rsid="1fb51107"/>
    </style:style>
    <style:style style:name="T42" style:family="text">
      <style:text-properties officeooo:rsid="0b43439c"/>
    </style:style>
    <style:style style:name="T43" style:family="text">
      <style:text-properties style:text-line-through-style="solid" style:text-line-through-type="single" officeooo:rsid="2009a479"/>
    </style:style>
    <style:style style:name="T44" style:family="text">
      <style:text-properties style:text-line-through-style="solid" style:text-line-through-type="single" officeooo:rsid="2010a909"/>
    </style:style>
    <style:style style:name="T45" style:family="text">
      <style:text-properties style:text-line-through-style="solid" style:text-line-through-type="single" officeooo:rsid="20159c15"/>
    </style:style>
    <style:style style:name="T46" style:family="text">
      <style:text-properties style:text-line-through-style="solid" style:text-line-through-type="single" fo:font-style="italic" officeooo:rsid="21d6f7b4" style:font-style-asian="italic" style:font-style-complex="italic"/>
    </style:style>
    <style:style style:name="T47" style:family="text">
      <style:text-properties style:text-line-through-style="solid" style:text-line-through-type="single" officeooo:rsid="21d6f7b4"/>
    </style:style>
    <style:style style:name="T48" style:family="text">
      <style:text-properties style:font-name="Liberation Serif2" officeooo:rsid="21c00a41"/>
    </style:style>
    <style:style style:name="T49" style:family="text">
      <style:text-properties officeooo:rsid="1f2a19f0"/>
    </style:style>
    <style:style style:name="T50" style:family="text">
      <style:text-properties officeooo:rsid="1f2f9caa"/>
    </style:style>
    <style:style style:name="T51" style:family="text">
      <style:text-properties officeooo:rsid="1f33ba6e"/>
    </style:style>
    <style:style style:name="T52" style:family="text">
      <style:text-properties officeooo:rsid="1f348019"/>
    </style:style>
    <style:style style:name="T53" style:family="text">
      <style:text-properties officeooo:rsid="1f3a08fb"/>
    </style:style>
    <style:style style:name="T54" style:family="text">
      <style:text-properties officeooo:rsid="1f3b0ea6"/>
    </style:style>
    <style:style style:name="T55" style:family="text">
      <style:text-properties officeooo:rsid="1f448b6c"/>
    </style:style>
    <style:style style:name="T56" style:family="text">
      <style:text-properties officeooo:rsid="1f536f49"/>
    </style:style>
    <style:style style:name="T57" style:family="text">
      <style:text-properties officeooo:rsid="1f5e9694"/>
    </style:style>
    <style:style style:name="T58" style:family="text">
      <style:text-properties officeooo:rsid="1f6a940f"/>
    </style:style>
    <style:style style:name="T59" style:family="text">
      <style:text-properties officeooo:rsid="1f71c385"/>
    </style:style>
    <style:style style:name="T60" style:family="text">
      <style:text-properties officeooo:rsid="1f7531d0"/>
    </style:style>
    <style:style style:name="T61" style:family="text">
      <style:text-properties officeooo:rsid="1f763819"/>
    </style:style>
    <style:style style:name="T62" style:family="text">
      <style:text-properties officeooo:rsid="1f790108"/>
    </style:style>
    <style:style style:name="T63" style:family="text">
      <style:text-properties officeooo:rsid="1f7f172a"/>
    </style:style>
    <style:style style:name="T64" style:family="text">
      <style:text-properties officeooo:rsid="1f9c3649"/>
    </style:style>
    <style:style style:name="T65" style:family="text">
      <style:text-properties officeooo:rsid="1fa44f50"/>
    </style:style>
    <style:style style:name="T66" style:family="text">
      <style:text-properties officeooo:rsid="1fb731f5"/>
    </style:style>
    <style:style style:name="T67" style:family="text">
      <style:text-properties officeooo:rsid="1febb3a1"/>
    </style:style>
    <style:style style:name="T68" style:family="text">
      <style:text-properties officeooo:rsid="1ff409a1"/>
    </style:style>
    <style:style style:name="T69" style:family="text">
      <style:text-properties officeooo:rsid="1ff8d4df"/>
    </style:style>
    <style:style style:name="T70" style:family="text">
      <style:text-properties officeooo:rsid="1ffa31d9"/>
    </style:style>
    <style:style style:name="T71" style:family="text">
      <style:text-properties officeooo:rsid="1ffb14d8"/>
    </style:style>
    <style:style style:name="T72" style:family="text">
      <style:text-properties officeooo:rsid="1ffd2a34"/>
    </style:style>
    <style:style style:name="T73" style:family="text">
      <style:text-properties officeooo:rsid="1ffe9f14"/>
    </style:style>
    <style:style style:name="T74" style:family="text">
      <style:text-properties officeooo:rsid="2002428c"/>
    </style:style>
    <style:style style:name="T75" style:family="text">
      <style:text-properties officeooo:rsid="2002eedf"/>
    </style:style>
    <style:style style:name="T76" style:family="text">
      <style:text-properties officeooo:rsid="2006221f"/>
    </style:style>
    <style:style style:name="T77" style:family="text">
      <style:text-properties officeooo:rsid="20069bfd"/>
    </style:style>
    <style:style style:name="T78" style:family="text">
      <style:text-properties officeooo:rsid="2009a479"/>
    </style:style>
    <style:style style:name="T79" style:family="text">
      <style:text-properties officeooo:rsid="2010a909"/>
    </style:style>
    <style:style style:name="T80" style:family="text">
      <style:text-properties officeooo:rsid="2012ae61"/>
    </style:style>
    <style:style style:name="T81" style:family="text">
      <style:text-properties officeooo:rsid="20159c15"/>
    </style:style>
    <style:style style:name="T82" style:family="text">
      <style:text-properties officeooo:rsid="201a8fdd"/>
    </style:style>
    <style:style style:name="T83" style:family="text">
      <style:text-properties officeooo:rsid="201aa69e"/>
    </style:style>
    <style:style style:name="T84" style:family="text">
      <style:text-properties officeooo:rsid="201fa01c"/>
    </style:style>
    <style:style style:name="T85" style:family="text">
      <style:text-properties officeooo:rsid="20391b42"/>
    </style:style>
    <style:style style:name="T86" style:family="text">
      <style:text-properties officeooo:rsid="20585497"/>
    </style:style>
    <style:style style:name="T87" style:family="text">
      <style:text-properties officeooo:rsid="20628892"/>
    </style:style>
    <style:style style:name="T88" style:family="text">
      <style:text-properties officeooo:rsid="20645aaf"/>
    </style:style>
    <style:style style:name="T89" style:family="text">
      <style:text-properties officeooo:rsid="2083d269"/>
    </style:style>
    <style:style style:name="T90" style:family="text">
      <style:text-properties officeooo:rsid="20995ab4"/>
    </style:style>
    <style:style style:name="T91" style:family="text">
      <style:text-properties officeooo:rsid="20a6aeb9"/>
    </style:style>
    <style:style style:name="T92" style:family="text">
      <style:text-properties officeooo:rsid="20cf02b0"/>
    </style:style>
    <style:style style:name="T93" style:family="text">
      <style:text-properties officeooo:rsid="20e0fa9a"/>
    </style:style>
    <style:style style:name="T94" style:family="text">
      <style:text-properties officeooo:rsid="20e1589d"/>
    </style:style>
    <style:style style:name="T95" style:family="text">
      <style:text-properties officeooo:rsid="20e20bea"/>
    </style:style>
    <style:style style:name="T96" style:family="text">
      <style:text-properties officeooo:rsid="20e545c7"/>
    </style:style>
    <style:style style:name="T97" style:family="text">
      <style:text-properties officeooo:rsid="20e6fc81"/>
    </style:style>
    <style:style style:name="T98" style:family="text">
      <style:text-properties officeooo:rsid="20e986c3"/>
    </style:style>
    <style:style style:name="T99" style:family="text">
      <style:text-properties officeooo:rsid="20eba642"/>
    </style:style>
    <style:style style:name="T100" style:family="text">
      <style:text-properties officeooo:rsid="20f5198c"/>
    </style:style>
    <style:style style:name="T101" style:family="text">
      <style:text-properties officeooo:rsid="20f81253"/>
    </style:style>
    <style:style style:name="T102" style:family="text">
      <style:text-properties officeooo:rsid="20f9c1f5"/>
    </style:style>
    <style:style style:name="T103" style:family="text">
      <style:text-properties officeooo:rsid="20fb8de1"/>
    </style:style>
    <style:style style:name="T104" style:family="text">
      <style:text-properties officeooo:rsid="20fd0cdb"/>
    </style:style>
    <style:style style:name="T105" style:family="text">
      <style:text-properties officeooo:rsid="20fe2d7f"/>
    </style:style>
    <style:style style:name="T106" style:family="text">
      <style:text-properties officeooo:rsid="20ff65ab"/>
    </style:style>
    <style:style style:name="T107" style:family="text">
      <style:text-properties officeooo:rsid="21099b3b"/>
    </style:style>
    <style:style style:name="T108" style:family="text">
      <style:text-properties officeooo:rsid="211b4cf7"/>
    </style:style>
    <style:style style:name="T109" style:family="text">
      <style:text-properties officeooo:rsid="212bc6d2"/>
    </style:style>
    <style:style style:name="T110" style:family="text">
      <style:text-properties officeooo:rsid="212fe0fc"/>
    </style:style>
    <style:style style:name="T111" style:family="text">
      <style:text-properties officeooo:rsid="2144b29c"/>
    </style:style>
    <style:style style:name="T112" style:family="text">
      <style:text-properties officeooo:rsid="21501156"/>
    </style:style>
    <style:style style:name="T113" style:family="text">
      <style:text-properties officeooo:rsid="2151b198"/>
    </style:style>
    <style:style style:name="T114" style:family="text">
      <style:text-properties officeooo:rsid="2153d519"/>
    </style:style>
    <style:style style:name="T115" style:family="text">
      <style:text-properties officeooo:rsid="21737afd"/>
    </style:style>
    <style:style style:name="T116" style:family="text">
      <style:text-properties officeooo:rsid="2175a86a"/>
    </style:style>
    <style:style style:name="T117" style:family="text">
      <style:text-properties officeooo:rsid="2186f485"/>
    </style:style>
    <style:style style:name="T118" style:family="text">
      <style:text-properties officeooo:rsid="2195e6ac"/>
    </style:style>
    <style:style style:name="T119" style:family="text">
      <style:text-properties officeooo:rsid="219cf9c8"/>
    </style:style>
    <style:style style:name="T120" style:family="text">
      <style:text-properties officeooo:rsid="21a555c1"/>
    </style:style>
    <style:style style:name="T121" style:family="text">
      <style:text-properties officeooo:rsid="21c00a41"/>
    </style:style>
    <style:style style:name="T122" style:family="text">
      <style:text-properties officeooo:rsid="21d6f7b4"/>
    </style:style>
    <style:style style:name="T123" style:family="text">
      <style:text-properties officeooo:rsid="21e42da3"/>
    </style:style>
    <style:style style:name="T124" style:family="text">
      <style:text-properties officeooo:rsid="21ed0ce7"/>
    </style:style>
    <style:style style:name="T125" style:family="text">
      <style:text-properties officeooo:rsid="21ef8b86"/>
    </style:style>
    <style:style style:name="T126" style:family="text">
      <style:text-properties officeooo:rsid="22020c8c"/>
    </style:style>
    <style:style style:name="T127" style:family="text">
      <style:text-properties officeooo:rsid="22082f2d"/>
    </style:style>
    <style:style style:name="T128" style:family="text">
      <style:text-properties officeooo:rsid="22170ce1"/>
    </style:style>
    <style:style style:name="T129" style:family="text">
      <style:text-properties officeooo:rsid="222681b8"/>
    </style:style>
    <style:style style:name="T130" style:family="text">
      <style:text-properties officeooo:rsid="222a0657"/>
    </style:style>
    <style:style style:name="T131" style:family="text">
      <style:text-properties officeooo:rsid="222f44f0"/>
    </style:style>
    <style:style style:name="T132" style:family="text">
      <style:text-properties officeooo:rsid="22357d6a"/>
    </style:style>
    <style:style style:name="T133" style:family="text">
      <style:text-properties officeooo:rsid="2240cfb7"/>
    </style:style>
    <style:style style:name="T134" style:family="text">
      <style:text-properties officeooo:rsid="224218b5"/>
    </style:style>
    <style:style style:name="T135" style:family="text">
      <style:text-properties officeooo:rsid="224369df"/>
    </style:style>
    <style:style style:name="T136" style:family="text">
      <style:text-properties officeooo:rsid="2248a4a6"/>
    </style:style>
    <style:style style:name="T137" style:family="text">
      <style:text-properties officeooo:rsid="224fe35c"/>
    </style:style>
    <style:style style:name="T138" style:family="text">
      <style:text-properties officeooo:rsid="22503f87"/>
    </style:style>
    <style:style style:name="T139" style:family="text">
      <style:text-properties officeooo:rsid="2251c55f"/>
    </style:style>
    <style:style style:name="T140" style:family="text">
      <style:text-properties officeooo:rsid="22523c59"/>
    </style:style>
    <style:style style:name="T141" style:family="text">
      <style:text-properties officeooo:rsid="22532e34"/>
    </style:style>
    <style:style style:name="T142" style:family="text">
      <style:text-properties officeooo:rsid="22563f0e"/>
    </style:style>
    <style:style style:name="T143" style:family="text">
      <style:text-properties officeooo:rsid="225d5f2c"/>
    </style:style>
    <style:style style:name="T144" style:family="text">
      <style:text-properties officeooo:rsid="225d6a13"/>
    </style:style>
    <style:style style:name="T145" style:family="text">
      <style:text-properties officeooo:rsid="22b4456e"/>
    </style:style>
    <style:style style:name="T146" style:family="text">
      <style:text-properties officeooo:rsid="22f0f06e"/>
    </style:style>
    <style:style style:name="T147" style:family="text">
      <style:text-properties officeooo:rsid="22f2b01f"/>
    </style:style>
    <style:style style:name="T148" style:family="text">
      <style:text-properties officeooo:rsid="22f7b8a4"/>
    </style:style>
    <style:style style:name="T149" style:family="text">
      <style:text-properties officeooo:rsid="2302f250"/>
    </style:style>
    <style:style style:name="T150" style:family="text">
      <style:text-properties officeooo:rsid="230a743f"/>
    </style:style>
    <style:style style:name="T151" style:family="text">
      <style:text-properties officeooo:rsid="230ab108"/>
    </style:style>
    <style:style style:name="T152" style:family="text">
      <style:text-properties officeooo:rsid="230be74c"/>
    </style:style>
    <style:style style:name="T153" style:family="text">
      <style:text-properties officeooo:rsid="230e1e0c"/>
    </style:style>
    <style:style style:name="T154" style:family="text">
      <style:text-properties officeooo:rsid="2312649d"/>
    </style:style>
    <style:style style:name="T155"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Слотроп приходит в себя эпизодически, <text:s/>уплыва<text:span text:style-name="T62">я </text:span>и всплыва<text:span text:style-name="T62">я</text:span> из сна, <text:span text:style-name="T62">из </text:span>размеренных и безмятежных <text:span text:style-name="T62">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9">это</text:span><text:span text:style-name="T62"> ощущение он знает.</text:span></text:p>
      <text:p text:style-name="P101">Он на койке, всё ещё в наряде Ракетмэна, шлем на полу внизу <text:span text:style-name="T63">возле</text:span> матросской вещевой сумк<text:span text:style-name="T63">и с гашишем—</text:span><text:span text:style-name="T10">ого</text:span><text:span text:style-name="T63">.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102">Руки и ноги с виду целы, <text:span text:style-name="T64">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1">gemütlich </text:span><text:span text:style-name="T65">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text:span><text:soft-page-break/><text:span text:style-name="T65">смыта была слезами. Так он встречает Маргрету Эрдман, его летний очаг без огня, его прямой доступ к воспоминаниям об </text:span><text:span text:style-name="T12">Inflationszeit,</text:span><text:span text:style-name="T65"> в испятнаных страхом—его дитя и его беспомощную Лизору.</text:span></text:p>
      <text:p text:style-name="P30"><text:span text:style-name="T40">Она ту проходила: одна из миллиона лишившихся корней. В поисках своей дочери, Бианки, двигалась на восток </text:span><text:span text:style-name="T41">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66">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3">à la</text:span><text:span text:style-name="T66">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3">двигалась</text:span><text:span text:style-name="T66">.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3">Alpdrücken</text:span><text:span text:style-name="T66">.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3">длинные коридоры</text:span><text:span text:style-name="T66">….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3">Das </text:span><text:span text:style-name="T1">Wütend Reich</text:span>, <text:span text:style-name="T67">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67">», даже на «</text:span><text:span text:style-name="T14">Königreich</text:span><text:span text:style-name="T67">», но фон Гёль стоял на своём. Он играл с огнём. Для компенсации, он тут же начал </text:span><text:span text:style-name="T14">Высшее Общество</text:span><text:span text:style-name="T67">,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4">Высшее Общество </text:span><text:span text:style-name="T68">было у нас вторым фильмом, но этот вот» </text:span><text:span text:style-name="T15">этот вот?</text:span><text:span text:style-name="T68"> «</text:span><text:span text:style-name="T15">Alpdrücken</text:span><text:span text:style-name="T68">,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5">Reich</text:span><text:span text:style-name="T68">’а—Грета Эрдман и Макс Шлепциг, </text:span><text:span text:style-name="T15">Чудом Вместе</text:span><text:span text:style-name="T68">—» </text:span></text:p>
      <text:p text:style-name="P2"><text:soft-page-break/>– <text:span text:style-name="T68">Макс Шлепциг,</text:span>– <text:span text:style-name="T69">вторит Слотроп вылупившись,</text:span>– <text:span text:style-name="T69">брось дурить. </text:span><text:span text:style-name="T16"><text:s/>Макс Шлепциг</text:span><text:span text:style-name="T69">?</text:span></text:p>
      <text:p text:style-name="P3">– <text:span text:style-name="T70">Это не настоящее его имя. Эрдман тоже не моё. Но всё включающее в себя «Землю» было политически верным</text:span>—<text:span text:style-name="T71">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4">– <text:span text:style-name="T72">Грета, кто-то решил что будет надёжнее дать и </text:span><text:span text:style-name="T17">мне</text:span><text:span text:style-name="T72"> имя Макс Шлепциг.</text:span>– <text:span text:style-name="T73">Он показывает ей пропуск выданный Кислотой Бумером.</text:span></text:p>
      <text:p text:style-name="P31">Она уставилась, затем кратко взглянула на Слотропа. Её снова бьёт дрожь. <text:span text:style-name="T74">Какая-то смесь желания и страха</text:span>: «<text:span text:style-name="T74">Я знала».</text:span></text:p>
      <text:p text:style-name="P5">– <text:span text:style-name="T75">Знала что?</text:span></text:p>
      <text:p text:style-name="P32">Глядя в сторону, покорная: «Знала, что он мёртв. Он исчез в 38-м. <text:span text:style-name="T76">Тогда Они во всю старались, не так ли?»</text:span></text:p>
      <text:p text:style-name="P33">Слотроп уже поднахватался, в Зоне, насчёт Европейских <text:span text:style-name="T77">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34"><text:span text:style-name="T42">–</text:span> <text:span text:style-name="T78">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43">Vistula</text:span><text:span text:style-name="T78">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35">Ну, да. Что происходит когда параноик встречает параноика? Смешение солипсизмов. Ясное дело. <text:span text:style-name="T79">Два отклонения создают третье: </text:span><text:span text:style-name="T44">a moiré</text:span><text:span text:style-name="T79">, новый мир плывущих теней, взаимопересечений…. «‘Я нужен им’? Чего ради?»</text:span></text:p>
      <text:p text:style-name="P6">– <text:span text:style-name="T80">Ради меня.</text:span>– <text:span text:style-name="T80">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7">– <text:span text:style-name="T81">Ладно.</text:span></text:p>
      <text:p text:style-name="P7">– <text:span text:style-name="T81">Ты очень жестокий?</text:span></text:p>
      <text:p text:style-name="P7">– <text:span text:style-name="T81">Не знаю.</text:span></text:p>
      <text:p text:style-name="P7">– <text:span text:style-name="T81">Побудь, а? Пожалуйста. Найди что-нибудь, чтоб отстегать меня. Совсем немного. Просто для тепла.</text:span>– <text:span text:style-name="T81">Ностальгия. Боль возвращения домой. Он рыщет вокруг в инквизиционных причиндалах, </text:span><text:span text:style-name="T45">gyves, thumbscrews,</text:span><text:span text:style-name="T81">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36">Но кто-то уже обучил его. Что-то… те сны Прусские и <text:span text:style-name="T83">прозябание</text:span> среди их лугов, <text:span text:style-name="T82">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37">Все цепи и кандалы на Маргрете бряцают, <text:span text:style-name="T84">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text:span><text:soft-page-break/><text:span text:style-name="T84">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8">единичностей</text:span><text:span text:style-name="T84">!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38">И что ждёт Слотропа, какая неприятная неожиданность, там, выше края чулков на Грете? Пустивших вдруг затяжку, <text:span text:style-name="T85">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9">Боже, как больно ты мне</text:span><text:span text:style-name="T85"> и </text:span><text:span text:style-name="T19">Ах, Макс…</text:span><text:span text:style-name="T85">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9">Бианка</text:span><text:span text:style-name="T85">….</text:span></text:p>
      <text:p text:style-name="P40"><draw:frame draw:style-name="fr1" draw:name="Image12" text:anchor-type="paragraph" svg:width="6.9252in" svg:height="0.3661in" draw:z-index="0"><draw:image xlink:href="Pictures/1000000000000B720000009B428C9716555D8079.png" xlink:type="simple" xlink:show="embed" xlink:actuate="onLoad" loext:mime-type="image/png"/></draw:frame>...нна, сука<text:span text:style-name="T42">—</text:span>вот тебе, сучка<text:span text:style-name="T42">—бедная беспомощная </text:span><text:span text:style-name="T2">сука</text:span><text:span text:style-name="T42"> ты кончаешь не можешь сдержаться сейчас я тебя отхлещу снова выпорю до </text:span><text:span text:style-name="T2">крови…</text:span><text:span text:style-name="T42">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42">,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41">Только позднее он попытался определить время. <text:span text:style-name="T86">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20">Alpdrücken</text:span><text:span text:style-name="T86"> <text:s/>к какому-то жирному подобию невесты? Сколько призрачных детей будет зачато на Эрдман в ту ночь?</text:span></text:p>
      <text:p text:style-name="P42">У Пёклера никогда, в сущности, не было шанса, что Лени забеременеет. <text:span text:style-name="T87">Но оглядываясь назад, он знал, <text:s/>это случилось в ту ночь, <text:s/></text:span><text:span text:style-name="T20">Alpdrücken </text:span><text:span text:style-name="T87">ночь, что Ильзе была зачата. Они еблись уже так редко. Не трудно было высчитать. </text:span><text:span text:style-name="T21">Так это и случилось. Кино. А что ж ещё? Разве не то же самое сделали из моего ребёнка, кино?</text:span></text:p>
      <text:p text:style-name="P39"><text:soft-page-break/><text:s/><text:span text:style-name="T88">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46">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43">Если есть этому музыкальный фон, то это струны ветра и группа духовых <text:span text:style-name="T89">шеренгой </text:span>в ярких <text:span text:style-name="T89">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44">Она должно быть всегда была ребёнком в чьём-то списке. <text:span text:style-name="T90">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45">Она выходила в свой уличный театр всякий раз в надежде не вернуться, <text:span text:style-name="T91">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text:span><text:soft-page-break/><text:span text:style-name="T91">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47">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92">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22">всё</text:span><text:span text:style-name="T92">…. </text:span></text:p>
      <text:p text:style-name="P48">Введение А4 в полную-боевую не накатило на него. <text:span text:style-name="T93">Готовность, по сути, не оказалась кульминацией. Это не было даже точкой.</text:span></text:p>
      <text:p text:style-name="P8">– <text:span text:style-name="T94">Они используют тебя, чтоб убивать людей,</text:span>– <text:span text:style-name="T95">говорила ему Лени, стараясь быть доходчивой как могла.</text:span>– <text:span text:style-name="T96">Это единственная их работа, а ты им помогаешь.</text:span></text:p>
      <text:p text:style-name="P9">– <text:span text:style-name="T97">Нам всем </text:span><text:span text:style-name="T23">это</text:span><text:span text:style-name="T97"> однажды понадобится, чтобы покинуть землю. Переступить пределы.</text:span></text:p>
      <text:p text:style-name="P49">Она рассмеялась. « <text:span text:style-name="T97">Переступить пределы» </text:span>от Пёклера?</text:p>
      <text:p text:style-name="P10">– <text:span text:style-name="T98">Однажды,</text:span>– <text:span text:style-name="T98">стараясь как только может,</text:span>– <text:span text:style-name="T98">им не придётся убивать. Границы утратят всякое значение. Нам останется всё внешнее пространство….</text:span></text:p>
      <text:p text:style-name="P11">– <text:span text:style-name="T24">О</text:span><text:span text:style-name="T99">, ты слепой,</text:span>– <text:span text:style-name="T99">выплюнула ему, как плевалась его слепотой каждый день, ею и ещё «</text:span><text:span text:style-name="T24">Kadavergehorsamkeit</text:span><text:span text:style-name="T99">», прекрасное слово, что он не мог уже представить произнесённым каким-либо другим голосом кроме её….</text:span></text:p>
      <text:p text:style-name="P50">Но право же, он не был послушным как покойник. Он занимался политикой, в определённой мере<text:span text:style-name="T42">—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00">как ракета. Армии не к кому было обратиться кроме как к частным изобретателям и клубам типа <text:s/>VfR.</text:span></text:p>
      <text:p text:style-name="P12">– <text:span text:style-name="T101">Брехня,</text:span>– <text:span text:style-name="T101">сказала Лени.</text:span>– <text:span text:style-name="T102">Они все заодно. Тебе это и впрямь не доходит, правда ведь.</text:span></text:p>
      <text:p text:style-name="P51"><text:soft-page-break/>В самом <text:span text:style-name="T103">же </text:span>Обществе <text:span text:style-name="T103">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3">– <text:span text:style-name="T104">Откуда, по-твоему, деньги у Армии?</text:span>– <text:span text:style-name="T104">спросила Лени.</text:span></text:p>
      <text:p text:style-name="P13">– <text:span text:style-name="T104">Какая разница? Деньги есть деньги.</text:span></text:p>
      <text:p text:style-name="P14">– <text:span text:style-name="T25">Нет</text:span><text:span text:style-name="T105">!</text:span></text:p>
      <text:p text:style-name="P52">Майор Вайсман был одним из нескольких серых преосвященств вокруг ракет<text:span text:style-name="T106">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3">Он считал себя практичным человеком. <text:span text:style-name="T107">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26">Luftwaffe</text:span><text:span text:style-name="T107">.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26">Luftwaffe</text:span><text:span text:style-name="T107">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26">technologique,</text:span><text:span text:style-name="T107">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4">Но Лени ошибалась, никто его не использовал. <text:span text:style-name="T108">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7"><text:soft-page-break/>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5">Однажды ночью он сжёг двадцать страниц вычислений. <text:span text:style-name="T109">Знаки интеграла взвивались как зачарованные кобры, </text:span><text:span text:style-name="T27">d</text:span><text:span text:style-name="T109"> со смешными завитушками маршировали словно горбуны за край пламени в волны кружевного пепла. Но это был единственный рецидив.</text:span></text:p>
      <text:p text:style-name="P56"><text:span text:style-name="T110">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28">Halbmodelle</text:span><text:span text:style-name="T110">: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8">В те дни большая часть финансирования и внимания доставалась группе по двигателю. <text:span text:style-name="T111">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29">перед</text:span><text:span text:style-name="T111">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9">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12">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5">– <text:span text:style-name="T113">Валентность,</text:span>– <text:span text:style-name="T113">протестовал Пёклер,</text:span>– <text:span text:style-name="T113">условие внешних слоёв, и ничего более.</text:span></text:p>
      <text:p text:style-name="P15">– <text:span text:style-name="T113">Подумай лучше,</text:span>– <text:span text:style-name="T113">сказал Мондауген.</text:span></text:p>
      <text:p text:style-name="P60">Был там ещё некий Фарингер, специалист по аэродинамике, который уходил в сосновые леса Пенемюнде со своим <text:span text:style-name="T114">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30">Folgsamkeitfaktor</text:span><text:span text:style-name="T114">»,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text:span><text:soft-page-break/><text:span text:style-name="T114">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61"><text:span text:style-name="T42">– </text:span>Во имя катода, анода и пресвятой сетки,<text:span text:style-name="T42">– </text:span>сказал Пёклер.</text:p>
      <text:p text:style-name="P16">– <text:span text:style-name="T115">Да, это неплохо,</text:span>– <text:span text:style-name="T115">улыбнулся Мондауген.</text:span></text:p>
      <text:p text:style-name="P62">Ближе всего к нулю из них всех был, пожалуй, Африканец Енцин, <text:span text:style-name="T116">протеже майора Вайсмана. На </text:span><text:span text:style-name="T31">Versuchsanstalt</text:span><text:span text:style-name="T116">,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31">покое</text:span><text:span text:style-name="T116">….</text:span></text:p>
      <text:p text:style-name="P63">Пёклер переехал в Пенемюнде в 1937 вместе с остальными 90. Они вторгались в саму Гравитацию, и нужно было разложить плацдарм. <text:span text:style-name="T117">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64">Море в то лето по большей части было голубым и тихим, но осенью погода поменялась. <text:span text:style-name="T118">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text:span><text:soft-page-break/><text:span text:style-name="T118">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65">Он обернул тот сезон в детство, в раненого пса. Во время тех одиноких мокрых прогулок он размышлял о Лени: <text:span text:style-name="T119">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66">Но бремя его несчастного Берлинского «я» никак не отцеплялось. Он разговаривал с ним, слушал, проверял, <text:span text:style-name="T120">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32">, ja, ja, stimmt, ja,</text:span><text:span text:style-name="T120"> какому-то плану, что носишь не в голове, а </text:span><text:span text:style-name="T32">на</text:span><text:span text:style-name="T120">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32">ххуух</text:span><text:span text:style-name="T42">—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7"><text:span text:style-name="T121">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48">½</text:span><text:span text:style-name="T121">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33">объёму изменений</text:span><text:span text:style-name="T121">,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text:span><text:soft-page-break/><text:span text:style-name="T121">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8">Шли запуски модели А3, крещёной не шампанским, а флягами жидкого кислорода весёлыми техниками. <text:span text:style-name="T122">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46">Heinkels</text:span><text:span text:style-name="T122">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47">calculus</text:span><text:span text:style-name="T122">),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9">Он вернулся к себе на закате, слишком уставший или задумавшийся, чтобы слишком впечатляться полыхающим разноцветьем в палисадничках, <text:span text:style-name="T123">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7">– <text:span text:style-name="T124">Герр Пёклер? Я ваша</text:span>—</text:p>
      <text:p text:style-name="P17">– <text:span text:style-name="T124">Ильзе. Ильзе….</text:span></text:p>
      <text:p text:style-name="P70">Он должно быть приподнял её, целовал, задвинул занавеску. Какой-то рефлекс. <text:span text:style-name="T125">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34">Вправду</text:span><text:span text:style-name="T125">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8">– <text:span text:style-name="T126">С обеда.</text:span>– <text:span text:style-name="T126">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text:span><text:soft-page-break/><text:span text:style-name="T126">конфеты и попросил передать привет и сказать, что ему жаль, что он не может дождаться и повидать Пёклера</text:span>—</text:p>
      <text:p text:style-name="P71">Вайсман? Что всё это значило? <text:span text:style-name="T127">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77">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72">Они прислали её сюда из какого-то места в горах, где зябко даже летом<text:span text:style-name="T42">—окружённое колючей проволокой и яркие лампы горят всю ночь. Ам не было мальчиков—только девочки, матери,</text:span> <text:span text:style-name="T128">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73">Но Пёклер едва слушал, только одна данность имела значение для него: <text:span text:style-name="T129">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74">Курт Мондауген был единственным, кому он мог довериться, <text:span text:style-name="T130">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75">Он знал Вайсмана по Юго-Западной. Они были вместе в месяцы осады виллы Фоппла: <text:span text:style-name="T131">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76">Они стояли на крыше одного из сборочных цехов, <text:span text:style-name="T132">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9">– <text:span text:style-name="T133">Нет. Ты должен ждать.</text:span></text:p>
      <text:p text:style-name="P19">– <text:span text:style-name="T133">Это неправильно, Мондауген.</text:span></text:p>
      <text:p text:style-name="P20">– <text:span text:style-name="T134">Нет.</text:span></text:p>
      <text:p text:style-name="P20">– <text:span text:style-name="T134">Как же с Ильзе? Она должна вернуться туда?</text:span></text:p>
      <text:p text:style-name="P20"><text:soft-page-break/>– <text:span text:style-name="T134">Я не знаю. Но сейчас она здесь.</text:span></text:p>
      <text:p text:style-name="P78">Так что, как обычно, Пёклер избрал помалкивать. <text:span text:style-name="T135">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79">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80">Они прогуливались, он и Ильзе, вдоль штормового побережья<text:span text:style-name="T42">—</text:span>кормили уток, разведывали сосновые леса. <text:span text:style-name="T136">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35">кому бы она ни рассказ</text:span><text:span text:style-name="T36">ыв</text:span><text:span text:style-name="T35">ала, дальше этого не пойдёт</text:span><text:span text:style-name="T136">.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35">Luftwaffe</text:span><text:span text:style-name="T136">.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1">– <text:span text:style-name="T137">Нет, это случайно. Ей полагается делать большую кривую,</text:span>– <text:span text:style-name="T138">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2">– <text:span text:style-name="T139">Куда она летит?</text:span></text:p>
      <text:p text:style-name="P23">– <text:span text:style-name="T140">Куда мы ей скажем.</text:span></text:p>
      <text:p text:style-name="P24">– <text:span text:style-name="T141">Можно я однажды полечу в ней? Я помещусь внутри, правда же?.</text:span></text:p>
      <text:p text:style-name="P81">Она задавала невозможные вопросы. «Однажды»,<text:span text:style-name="T42">– сказал ей Пёклер.– «Может быть однажды на Луну».</text:span></text:p>
      <text:p text:style-name="P25">– <text:span text:style-name="T142">На Луну...</text:span>– <text:span text:style-name="T142">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82">Может он должен был ей сказать что такое <text:span text:style-name="T143">на самом деле</text:span> «моря» на Луне? <text:span text:style-name="T144">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37">Я так во всём напартачил… <text:s/>там у них специально подготовленные люди… обученный персонал… они знают что онужно ребёнку…</text:span><text:span text:style-name="T144">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83">Пёклер возможно всего лишь свидетель в эту ночь<text:span text:style-name="T42">—или может быть он действительно часть всего этого. <text:s/>Ему не открылось что именно. Ты вдумайся. Вот-вот наступит ускорение, для Фридриха Августа Кекуле </text:span><text:soft-page-break/><text:span text:style-name="T42">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42"> людском, пройти—без чувства, без удивления (как пробудешь тут какое-то время—что бы уж </text:span><text:span text:style-name="T2">оно</text:span><text:span text:style-name="T42">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42">!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действительном существовании</text:span><text:span text:style-name="T42">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42">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text:span><text:soft-page-break/><text:span text:style-name="T42">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84">Кекуле снится Великий Змий зажавший собственный хвост в своей пасти, замечтавшийся Змий окружающий Мир. <text:span text:style-name="T145">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38">разрушение</text:span><text:span text:style-name="T145">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38">уши </text:span><text:span text:style-name="T145"><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38">u.s.w</text:span><text:span text:style-name="T145">.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38">пассажирам занять свои места</text:span><text:span text:style-name="T145">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38">в точности как та змея с её хвостом у неё в пасти</text:span><text:span text:style-name="T145">,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38">кем</text:span><text:span text:style-name="T145">?»–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text:span><text:soft-page-break/><text:span text:style-name="T145">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38">Их можно изменять</text:span><text:span text:style-name="T145">, и собирать новые молекулы из обломков имеющихся….» Кто-нибудь скажет мне что ещё прошептал нам Змий? Ну-ка—кто знает? Скажите нам, </text:span><text:span text:style-name="T38">Пёклер</text:span><text:span text:style-name="T145">—</text:span></text:p>
      <text:p text:style-name="P85">Собственное имя грянуло над ним словно раскат грома, <text:span text:style-name="T146">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86">Его дневные смены проходили лучше. Остальные уже не держались так отстранённо, <text:span text:style-name="T147">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87">Потом в один вечер он вернулся с Ойе, <text:span text:style-name="T148">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8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49">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6">– <text:span text:style-name="T150">Если я устрою встречу с Вайсманом,</text:span>– <text:span text:style-name="T150">предложил Мондауген,</text:span>– <text:span text:style-name="T151">сможешь держаться вежливо? спокойно? </text:span></text:p>
      <text:p text:style-name="P27">– <text:span text:style-name="T151">Нет. С ним нет… Нет ещё.</text:span></text:p>
      <text:p text:style-name="P28">– <text:span text:style-name="T152">Когда решишь, что ты готов, дай мне знать. </text:span><text:span text:style-name="T39">Когда</text:span><text:span text:style-name="T152"> готов, ты будешь знать как поступить.</text:span>– <text:span text:style-name="T153">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89">Жертва в <text:span text:style-name="T155">пустоте</text:span>!</text:p>
      <text:p text:style-name="P90"/>
      <text:p text:style-name="P104">Nur . . . ein . . . Op-fer!</text:p>
      <text:p text:style-name="P104">Sehr ins Vakuum,</text:p>
      <text:p text:style-name="P103">(“<text:span text:style-name="T155">Неужто никто не попользуется мной</text:span>?”)</text:p>
      <text:p text:style-name="P104">Wird niemand ausnut-zen mich, auch?</text:p>
      <text:p text:style-name="P103">(“<text:span text:style-name="T155">Я раб без госпожи</text:span>, <text:span text:style-name="T155">у меня простой,</text:span>”)</text:p>
      <text:p text:style-name="P104"><text:soft-page-break/>Nur ein Sklave, ohne Her-rin, (ya-ta ta-ta)</text:p>
      <text:p text:style-name="P103">(“<text:span text:style-name="T154">А и на хрен сдалась свобода</text:span>?”)</text:p>
      <text:p text:style-name="P104">Wer zum Teufel die Freiheit, braucht?</text:p>
      <text:p text:style-name="P29"/>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67</meta:editing-cycles>
    <meta:creation-date>2020-11-18T15:01:00</meta:creation-date>
    <dc:date>2021-07-10T23:24:24.959839925</dc:date>
    <meta:editing-duration>P17DT16H19M35S</meta:editing-duration>
    <meta:generator>LibreOffice/6.1.5.2$Linux_X86_64 LibreOffice_project/10$Build-2</meta:generator>
    <meta:document-statistic meta:table-count="0" meta:image-count="1" meta:object-count="0" meta:page-count="17" meta:paragraph-count="109" meta:word-count="9082" meta:character-count="60879" meta:non-whitespace-character-count="51883"/>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